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text">
      <style:graphic-properties draw:auto-grow-height="false" draw:auto-grow-width="false" fo:min-height="10.85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11.571cm" fo:min-width="11.321cm"/>
    </style:style>
    <style:style style:name="gr3" style:family="graphic" style:parent-style-name="objectwithshadow">
      <style:graphic-properties draw:fill-color="#ffffff" draw:textarea-vertical-align="middle" draw:auto-grow-height="false" fo:min-height="17.781cm" fo:min-width="13.312cm"/>
    </style:style>
    <style:style style:name="gr4" style:family="graphic" style:parent-style-name="Object_20_with_20_no_20_fill_20_and_20_no_20_line">
      <style:graphic-properties draw:stroke="none" draw:fill="none" draw:textarea-vertical-align="middle" draw:auto-grow-height="false" fo:min-height="19.338cm" fo:min-width="19.088cm" draw:color-mode="standard" draw:luminance="0%" draw:contrast="0%" draw:gamma="100%" draw:red="0%" draw:green="0%" draw:blue="0%" fo:clip="rect(0.45cm, 1.968cm, 0cm, 6.665cm)" draw:image-opacity="100%" style:mirror="none"/>
    </style:style>
    <style:style style:name="gr5" style:family="graphic" style:parent-style-name="text">
      <style:graphic-properties draw:stroke="none" draw:fill="none" fo:min-height="2.127cm"/>
    </style:style>
    <style:style style:name="gr6" style:family="graphic" style:parent-style-name="text">
      <style:graphic-properties draw:stroke="none" draw:fill="none" fo:min-height="0.49cm"/>
    </style:style>
    <style:style style:name="gr7" style:family="graphic" style:parent-style-name="text">
      <style:graphic-properties draw:stroke="none" draw:fill="none" fo:min-height="0.412cm"/>
    </style:style>
    <style:style style:name="gr8" style:family="graphic" style:parent-style-name="standard">
      <style:graphic-properties svg:stroke-width="0.035cm" draw:marker-start-width="0.252cm" draw:marker-end-width="0.252cm" draw:fill-color="#ffffff" draw:textarea-vertical-align="middle" draw:auto-grow-height="false" fo:min-height="0.401cm" fo:min-width="1.133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9cm" fo:min-width="0cm"/>
    </style:style>
    <style:style style:name="gr10" style:family="graphic" style:parent-style-name="objectwithoutfill">
      <style:graphic-properties draw:stroke="dash" draw:stroke-dash="Fine_20_Dashed" draw:textarea-vertical-align="middle" draw:auto-grow-height="false" fo:min-height="1.849cm" fo:min-width="1.675cm"/>
    </style:style>
    <style:style style:name="gr11" style:family="graphic" style:parent-style-name="objectwithoutfill">
      <style:graphic-properties draw:stroke="dash" draw:stroke-dash="Fine_20_Dashed" draw:textarea-vertical-align="middle" draw:auto-grow-height="false" fo:min-height="5.239cm" fo:min-width="2.35cm"/>
    </style:style>
    <style:style style:name="gr12" style:family="graphic" style:parent-style-name="standard">
      <style:graphic-properties draw:textarea-horizontal-align="justify" draw:textarea-vertical-align="middle" draw:auto-grow-height="false" fo:min-height="1.378cm" fo:min-width="0.022cm"/>
    </style:style>
    <style:style style:name="gr13" style:family="graphic" style:parent-style-name="standard">
      <style:graphic-properties svg:stroke-width="0.035cm" draw:marker-start-width="0.252cm" draw:marker-end-width="0.252cm" draw:fill-color="#ffffff" draw:textarea-vertical-align="middle" draw:auto-grow-height="false" fo:min-height="0.534cm" fo:min-width="2.459cm" fo:padding-top="0.142cm" fo:padding-bottom="0.142cm" fo:padding-left="0.267cm" fo:padding-right="0.267cm"/>
    </style:style>
    <style:style style:name="gr14" style:family="graphic" style:parent-style-name="objectwithoutfill">
      <style:graphic-properties draw:stroke="dash" draw:stroke-dash="Fine_20_Dashed" draw:textarea-vertical-align="middle" draw:auto-grow-height="false" fo:min-height="1.959cm" fo:min-width="2.431cm"/>
    </style:style>
    <style:style style:name="gr15" style:family="graphic" style:parent-style-name="text">
      <style:graphic-properties draw:stroke="none" draw:fill="none" fo:min-height="0.8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4pt" style:font-size-asian="15pt" style:font-size-complex="15pt"/>
    </style:style>
    <style:style style:name="P3" style:family="paragraph">
      <style:paragraph-properties fo:text-align="center"/>
      <style:text-properties fo:color="#ffffff" fo:font-style="italic" fo:font-weight="bold" style:font-style-asian="italic" style:font-weight-asian="bold" style:font-style-complex="italic" style:font-weight-complex="bold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44pt" style:font-size-asian="15pt" style:font-size-complex="15pt"/>
    </style:style>
    <style:style style:name="P7" style:family="paragraph">
      <loext:graphic-properties draw:fill="none"/>
      <style:paragraph-properties fo:text-align="center"/>
      <style:text-properties fo:font-size="10.5pt" style:font-size-asian="6pt" style:font-size-complex="6pt"/>
    </style:style>
    <style:style style:name="P8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none"/>
      <style:paragraph-properties fo:text-align="center"/>
      <style:text-properties fo:font-size="10.5pt" fo:font-weight="bold" style:font-size-asian="6pt" style:font-weight-asian="bold" style:font-size-complex="6pt" style:font-weight-complex="bold"/>
    </style:style>
    <style:style style:name="T1" style:family="text">
      <style:text-properties fo:font-size="44pt" style:font-size-asian="15pt" style:font-size-complex="15pt"/>
    </style:style>
    <style:style style:name="T2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0.5pt" fo:font-weight="bold" style:font-size-asian="6pt" style:font-weight-asian="bold" style:font-size-complex="6pt" style:font-weight-complex="bold"/>
    </style:style>
    <style:style style:name="T4" style:family="text">
      <style:text-properties fo:font-size="10.5pt" style:font-size-asian="6pt" style:font-size-complex="6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.5pt" fo:font-weight="bold" style:font-size-asian="10.5pt" style:font-weight-asian="bold" style:font-size-complex="10.5pt" style:font-weight-complex="bold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measurelines" svg:width="26.4cm" svg:height="2.19cm" svg:x="44.8cm" svg:y="11.259cm">
          <draw:text-box>
            <text:p text:style-name="P1"><text:span text:style-name="T1">Softmax + cross-entropy loss</text:span></text:p>
            <text:p text:style-name="P1"/>
            <text:p text:style-name="P1"/>
          </draw:text-box>
        </draw:frame>
        <draw:custom-shape draw:style-name="gr2" draw:text-style-name="P3" draw:layer="measurelines" svg:width="11.82cm" svg:height="11.82cm" svg:x="61.288cm" svg:y="-3.816cm">
          <text:p text:style-name="P1"><text:span text:style-name="T2">l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measurelines" svg:width="13.812cm" svg:height="18.031cm" svg:x="50.957cm" svg:y="-7.34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measurelines" svg:width="10.999cm" svg:height="16.19cm" svg:x="52.088cm" svg:y="-6.346cm">
          <draw:image xlink:href="">
            <text:p/>
          </draw:image>
        </draw:frame>
        <draw:frame draw:style-name="gr5" draw:text-style-name="P6" draw:layer="measurelines" svg:width="24.7cm" svg:height="2.377cm" svg:x="47.1cm" svg:y="-8.851cm">
          <draw:text-box>
            <text:p text:style-name="P1"><text:span text:style-name="T1">Prototype-to-class association</text:span></text:p>
          </draw:text-box>
        </draw:frame>
        <draw:frame draw:style-name="gr6" draw:text-style-name="P7" draw:layer="measurelines" svg:width="2.805cm" svg:height="0.74cm" svg:x="0.384cm" svg:y="1.577cm">
          <draw:text-box>
            <text:p text:style-name="P1"><text:span text:style-name="T3">Input</text:span><text:span text:style-name="T4"> </text:span></text:p>
          </draw:text-box>
        </draw:frame>
        <draw:frame draw:style-name="gr7" draw:text-style-name="P7" draw:layer="measurelines" svg:width="3.098cm" svg:height="0.662cm" svg:x="5.45cm" svg:y="2.455cm">
          <draw:text-box>
            <text:p text:style-name="P1"><text:span text:style-name="T4">Feature </text:span><text:span text:style-name="T4">vectors</text:span></text:p>
          </draw:text-box>
        </draw:frame>
        <draw:custom-shape draw:style-name="gr8" draw:text-style-name="P8" draw:layer="measurelines" svg:width="1.965cm" svg:height="1.207cm" svg:x="3.189cm" svg:y="1.47cm">
          <text:p text:style-name="P1"><text:span text:style-name="T5">CNN</text:span></text:p>
          <draw:enhanced-geometry svg:viewBox="0 0 21600 21600" draw:text-areas="0 ?f0 ?f5 ?f2" draw:type="right-arrow" draw:modifiers="14810.1729399797 4982.212581344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0" draw:layer="measurelines" svg:width="2.931cm" svg:height="0.859cm" svg:x="12.884cm" svg:y="2.614cm">
          <draw:text-box>
            <text:p text:style-name="P9"><text:span text:style-name="T6">Loss </text:span><text:span text:style-name="T6">functi</text:span><text:span text:style-name="T6">on</text:span></text:p>
          </draw:text-box>
        </draw:frame>
        <draw:custom-shape draw:style-name="gr10" draw:text-style-name="P1" draw:layer="measurelines" svg:width="2.401cm" svg:height="2.325cm" svg:x="0.483cm" svg:y="0.7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.158cm" svg:height="5.797cm" svg:x="5.39cm" svg:y="0.7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043cm" svg:height="1.86cm" svg:x="6.524cm" svg:y="3.3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2" draw:layer="layout" svg:width="3.503cm" svg:height="1.466cm" svg:x="8.895cm" svg:y="2.645cm">
          <text:p text:style-name="P11"><text:span text:style-name="T7">Softm</text:span><text:span text:style-name="T7">ax</text:span></text:p>
          <draw:enhanced-geometry svg:viewBox="0 0 21600 21600" draw:text-areas="0 ?f0 ?f5 ?f2" draw:type="right-arrow" draw:modifiers="17975.3424657534 4431.901840490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3.169cm" svg:height="2.447cm" svg:x="12.646cm" svg:y="2.1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3" draw:layer="layout" svg:width="2.805cm" svg:height="0.74cm" svg:x="5.525cm" svg:y="1.715cm">
          <draw:text-box>
            <text:p text:style-name="P9"><text:span text:style-name="T3">Output</text:span></text:p>
          </draw:text-box>
        </draw:frame>
        <draw:frame draw:style-name="gr7" draw:text-style-name="P7" draw:layer="layout" svg:width="3.098cm" svg:height="0.662cm" svg:x="5.45cm" svg:y="5.63cm">
          <draw:text-box>
            <text:p text:style-name="P1"><text:span text:style-name="T4">Manifold</text:span></text:p>
          </draw:text-box>
        </draw:frame>
        <draw:frame draw:style-name="gr15" draw:text-style-name="P7" draw:layer="layout" svg:width="3.237cm" svg:height="1.073cm" svg:x="12.646cm" svg:y="3.685cm">
          <draw:text-box>
            <text:p text:style-name="P1"><text:span text:style-name="T4">Perceptual Tas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7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1T16:21:26.010512975</meta:creation-date>
    <dc:date>2018-05-22T19:06:52.636937366</dc:date>
    <meta:editing-duration>PT1H2M7S</meta:editing-duration>
    <meta:editing-cycles>9</meta:editing-cycles>
    <meta:generator>LibreOffice/5.4.6.2$Linux_X86_64 LibreOffice_project/40$Build-2</meta:generator>
    <dc:creator>Viéville Thierry</dc:creator>
    <meta:document-statistic meta:object-count="17"/>
  </office:meta>
</office:document-meta>
</file>